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0000" fo:font-size="32pt" style:font-size-asian="32pt" style:font-size-complex="32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 text:style-name="P1"><text:span text:style-name="T1">Førsteklasses funksj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ørsteklasses funksjoner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partall = Function[Int, Boolean] {</text:p>
            <text:p><text:s text:c="4"/>def apply(i: Int) = i % 2 == 0</text:p>
            <text:p>}</text:p>
            <text:p/>
            <text:p>val partall: (Int =&gt; Boolean) = (i: Int) =&gt; i % 2 == 0</text:p>
            <text:p>val partall = (i: Int) =&gt; i % 2 == 0</text:p>
            <text:p/>
            <text:p>partall.apply(42)<text:tab/><text:tab/><text:tab/>// true</text:p>
            <text:p>partall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ørsteklasses funksjon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tall = List(1, 2, 3, 4, 5)</text:p>
            <text:p text:style-name="P2"/>
            <text:p text:style-name="P2">tall.filter(partall)<text:tab/><text:tab/><text:tab/><text:tab/><text:tab/>// List(2, 4)</text:p>
            <text:p text:style-name="P2"/>
            <text:p text:style-name="P2">tall.filter((i: Int) =&gt; i &gt; 2)<text:tab/><text:tab/>// List(3, 4, 5)</text:p>
            <text:p text:style-name="P2">tall.filter(i =&gt; i &gt; 2)<text:tab/><text:tab/><text:tab/><text:tab/>// List(3, 4, 5)</text:p>
            <text:p text:style-name="P2">tall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tall.filter(i =&gt; i &gt; 2)<text:tab/><text:tab/>// List(3, 4, 5)</text:p>
            <text:p>tall.find(i =&gt; i &gt; 2)<text:tab/><text:tab/><text:tab/>// Some(3)</text:p>
            <text:p>tall.exists(i =&gt; i &gt; 2)<text:tab/><text:tab/>// true</text:p>
            <text:p>tall.forall(i =&gt; i &gt; 2)<text:tab/><text:tab/>// false</text:p>
            <text:p/>
            <text:p>tall.map(i =&gt; i * 2)<text:tab/><text:tab/><text:tab/>// List(2, 4, 6, 8, 10)</text:p>
            <text:p/>
            <text:p>tall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Deferred execu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alloKnapp.addActionListener(e =&gt; </text:p>
            <text:p><text:s text:c="4"/>println(“Hallo verden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3" draw:layer="layout" svg:width="28.445cm" svg:height="13.86cm" svg:x="1.4cm" svg:y="4.914cm" presentation:class="outline" presentation:user-transformed="true">
          <draw:text-box>
            <text:p><text:span text:style-name="T2">val personer = List(Person(“Alf”), Person(“Fredrik”))</text:span></text:p>
            <text:p><text:span text:style-name="T2"/></text:p>
            <text:p><text:span text:style-name="T2">val </text:span><text:span text:style-name="T3">navn</text:span><text:span text:style-name="T2"> = “Fredrik”</text:span></text:p>
            <text:p><text:span text:style-name="T2">val navnFilter = (p: Person) =&gt; p.navn == </text:span><text:span text:style-name="T3">navn</text:span></text:p>
            <text:p><text:span text:style-name="T2"/></text:p>
            <text:p><text:span text:style-name="T2">personer.filter(navnFilter</text:span><text:span text:style-name="T4">)</text:span><text:span text:style-name="T4"><text:tab/></text:span><text:span text:style-name="T4"><text:tab/></text:span><text:span text:style-name="T4">// Person(“</text:span><text:span text:style-name="T2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2">val personer = List(Person(“Alf”), Person(“Fredrik”))</text:span></text:p>
            <text:p/>
            <text:p>var <text:span text:style-name="T5">navn</text:span> = “Fredrik”</text:p>
            <text:p>val navnFilter = (p: Person) =&gt; p.navn == <text:span text:style-name="T5">navn</text:span></text:p>
            <text:p/>
            <text:p>personer.filter(navnFilter)<text:tab/><text:tab/>// Person(“Fredrik”)</text:p>
            <text:p><text:span text:style-name="T5">navn</text:span> = “Alf”</text:p>
            <text:p>personer.filter(navn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draw:frame presentation:style-name="pr5" draw:layer="layout" svg:width="25.199cm" svg:height="3.507cm" svg:x="1.4cm" svg:y="0.837cm" presentation:class="title" presentation:user-transformed="true">
          <draw:text-box>
            <text:p>Oppgaver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Åpne prosjektet first-class-functions </text:p>
              </text:list-item>
              <text:list-item>
                <text:p text:style-name="P4">Tester under scalaexamples.firstclassfunctions</text:p>
              </text:list-item>
              <text:list-item>
                <text:p text:style-name="P4">Legg til @Test på en etter en metode</text:p>
              </text:list-item>
              <text:list-item>
                <text:p text:style-name="P4">Følg instrukser i koden</text:p>
              </text:list-item>
              <text:list-item>
                <text:p text:style-name="P4">Få testene til å bli grøn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26M13S</meta:editing-duration>
    <meta:editing-cycles>24</meta:editing-cycles>
    <meta:generator>OpenOffice.org/3.0$Win32 OpenOffice.org_project/300m9$Build-9358</meta:generator>
    <dc:date>2009-11-09T14:46:21.64</dc:date>
    <dc:creator>Fredrik Vraalse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